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o que estás describiendo es <text:span text:style-name="Strong_20_Emphasis">exactamente el problema clásico de control de formaciones</text:span>: cuando el líder gira sobre sí mismo, los seguidores “cambian de lado”, se cruzan, o toman trayectorias distintas aunque su posición final sea correcta. Esto no es un fallo de tu código: <text:span text:style-name="Strong_20_Emphasis">es un fenómeno estructural del control basado solo en posición</text:span>.</text:p>
      <text:p text:style-name="Text_20_body">Y sí: la solución pasa por tratar la formación como <text:span text:style-name="Strong_20_Emphasis">una entidad rígida</text:span>, no como robots independientes que persiguen puntos.</text:p>
      <text:p text:style-name="Text_20_body">Déjame explicártelo de forma clara y práctica.</text:p>
      <text:p text:style-name="Horizontal_20_Line"/>
      <text:h text:style-name="Heading_20_1" text:outline-level="1">🧩 <text:span text:style-name="Strong_20_Emphasis">Por qué tus robots se cruzan cuando el líder gira</text:span></text:h>
      <text:p text:style-name="Text_20_body">Cuando el líder rota 180°:</text:p>
      <text:list text:style-name="L1">
        <text:list-item>
          <text:p text:style-name="P3">Los puntos objetivo de los seguidores “saltan” de un lado al otro del líder. </text:p>
        </text:list-item>
        <text:list-item>
          <text:p text:style-name="P3">El ángulo hacia el objetivo cambia bruscamente. </text:p>
        </text:list-item>
        <text:list-item>
          <text:p text:style-name="P3">Cada seguidor decide girar por el camino más corto (atan2), que puede ser distinto. </text:p>
        </text:list-item>
        <text:list-item>
          <text:p text:style-name="P2">Resultado: <text:span text:style-name="Strong_20_Emphasis">trayectorias cruzadas, choques y pérdida de coherencia</text:span>. </text:p>
        </text:list-item>
      </text:list>
      <text:p text:style-name="Text_20_body">Esto es exactamente lo que pasa en formaciones basadas solo en:</text:p>
      <text:p text:style-name="Text_20_body">✔ posición<text:line-break/>✖ sin consenso<text:line-break/>✖ sin rigidez<text:line-break/>✖ sin control de orientación coordinado</text:p>
      <text:p text:style-name="Horizontal_20_Line"/>
      <text:h text:style-name="Heading_20_1" text:outline-level="1">🎯 <text:span text:style-name="Strong_20_Emphasis">Qué debería pasar realmente</text:span></text:h>
      <text:p text:style-name="Text_20_body">Si los tres robots forman un triángulo, lo ideal es que:</text:p>
      <text:list text:style-name="L2">
        <text:list-item>
          <text:p text:style-name="P5">El triángulo <text:span text:style-name="Strong_20_Emphasis">se mueva como un sólido rígido</text:span>. </text:p>
        </text:list-item>
        <text:list-item>
          <text:p text:style-name="P5">Cuando el líder gira, el triángulo <text:span text:style-name="Strong_20_Emphasis">rota entero</text:span>, no cada robot por su cuenta. </text:p>
        </text:list-item>
        <text:list-item>
          <text:p text:style-name="P5">Ningún robot debería cruzarse con otro. </text:p>
        </text:list-item>
        <text:list-item>
          <text:p text:style-name="P4">La orientación de cada robot debería ser coherente con la del líder. </text:p>
        </text:list-item>
      </text:list>
      <text:p text:style-name="Text_20_body">Esto es lo que hacen los algoritmos de <text:span text:style-name="Strong_20_Emphasis">consenso</text:span>, <text:span text:style-name="Strong_20_Emphasis">rigid formation control</text:span>, <text:span text:style-name="Strong_20_Emphasis">bearing-only formation</text:span>, etc.</text:p>
      <text:p text:style-name="Horizontal_20_Line"/>
      <text:h text:style-name="Heading_20_1" text:outline-level="1">🧠 <text:span text:style-name="Strong_20_Emphasis">Solución mínima para tu caso (sin reescribir todo el controlador)</text:span></text:h>
      <text:p text:style-name="Text_20_body">Tú ya tienes:</text:p>
      <text:list text:style-name="L3">
        <text:list-item>
          <text:p text:style-name="P7"><text:soft-page-break/>posiciones relativas correctas (círculo, triángulo, izquierda/derecha…) </text:p>
        </text:list-item>
        <text:list-item>
          <text:p text:style-name="P7">control suave </text:p>
        </text:list-item>
        <text:list-item>
          <text:p text:style-name="P6">orientación final correcta </text:p>
        </text:list-item>
      </text:list>
      <text:p text:style-name="Text_20_body">Solo te falta <text:span text:style-name="Strong_20_Emphasis">evitar que los seguidores giren en sentidos opuestos</text:span>.</text:p>
      <text:p text:style-name="Text_20_body">La clave es esta:</text:p>
      <text:h text:style-name="Heading_20_3" text:outline-level="3">✔ Cada seguidor debe girar en el MISMO sentido que el líder</text:h>
      <text:p text:style-name="Text_20_body">No hacia el objetivo más cercano.</text:p>
      <text:p text:style-name="Text_20_body">Esto se consigue así:</text:p>
      <text:list text:style-name="L4">
        <text:list-item>
          <text:p text:style-name="P8">Calculas el error angular hacia el objetivo:<text:line-break/><text:span text:style-name="Source_20_Text">e_theta = theta_d - theta_s</text:span></text:p>
        </text:list-item>
        <text:list-item>
          <text:p text:style-name="P8">Calculas el error angular hacia el líder:<text:line-break/><text:span text:style-name="Source_20_Text">eL = theta_L - theta_s</text:span></text:p>
        </text:list-item>
        <text:list-item>
          <text:p text:style-name="P8">Si <text:span text:style-name="Source_20_Text">e_theta</text:span> y <text:span text:style-name="Source_20_Text">eL</text:span> tienen signos distintos, <text:span text:style-name="Strong_20_Emphasis">forzas el signo de e_theta</text:span>.</text:p>
        </text:list-item>
      </text:list>
      <text:p text:style-name="Text_20_body">Esto hace que:</text:p>
      <text:list text:style-name="L5">
        <text:list-item>
          <text:p text:style-name="P10">Si el líder gira a la izquierda → todos giran a la izquierda </text:p>
        </text:list-item>
        <text:list-item>
          <text:p text:style-name="P10">Si el líder gira a la derecha → todos giran a la derecha </text:p>
        </text:list-item>
        <text:list-item>
          <text:p text:style-name="P10">Nunca se cruzan </text:p>
        </text:list-item>
        <text:list-item>
          <text:p text:style-name="P10">El movimiento sigue siendo suave </text:p>
        </text:list-item>
        <text:list-item>
          <text:p text:style-name="P9">No introduces trompicones ni fases extra </text:p>
        </text:list-item>
      </text:list>
      <text:p text:style-name="Text_20_body">Es la solución más simple y efectiva sin meterte en teoría de consenso.</text:p>
      <text:p text:style-name="Horizontal_20_Line"/>
      <text:h text:style-name="Heading_20_1" text:outline-level="1">🧱 <text:span text:style-name="Strong_20_Emphasis">Si quieres hacerlo “bien de verdad”: control de formación rígida</text:span></text:h>
      <text:p text:style-name="Text_20_body">Si quieres que el triángulo se mueva como un sólido rígido, hay tres enfoques:</text:p>
      <text:h text:style-name="Heading_20_3" text:outline-level="3">1) <text:span text:style-name="Strong_20_Emphasis">Control basado en offsets rígidos (lo que ya tienes, pero extendido)</text:span></text:h>
      <text:list text:style-name="L6">
        <text:list-item>
          <text:p text:style-name="P12">Mantienes posiciones relativas fijas. </text:p>
        </text:list-item>
        <text:list-item>
          <text:p text:style-name="P12">Añades control de orientación coherente. </text:p>
        </text:list-item>
        <text:list-item>
          <text:p text:style-name="P11">Añades repulsión entre seguidores para evitar colisiones. </text:p>
        </text:list-item>
      </text:list>
      <text:h text:style-name="Heading_20_3" text:outline-level="3">2) <text:span text:style-name="Strong_20_Emphasis">Control de consenso</text:span></text:h>
      <text:p text:style-name="Text_20_body">Cada robot actualiza su estado según:</text:p>
      <text:p text:style-name="Text_20_body">[ \dot{x}<text:span text:style-name="Emphasis">i = \sum</text:span>{j \in N_i} (x_j - x_i) ]</text:p>
      <text:p text:style-name="Text_20_body">Esto hace que todos converjan a una forma estable sin cruzarse.</text:p>
      <text:h text:style-name="Heading_20_3" text:outline-level="3"><text:soft-page-break/>3) <text:span text:style-name="Strong_20_Emphasis">Control de formaciones rígidas (bearing-based o distance-based)</text:span></text:h>
      <text:p text:style-name="Text_20_body">Se define la formación como un grafo rígido:</text:p>
      <text:list text:style-name="L7">
        <text:list-item>
          <text:p text:style-name="P14">Cada arista define una distancia fija. </text:p>
        </text:list-item>
        <text:list-item>
          <text:p text:style-name="P14">El grafo se mueve como un sólido rígido. </text:p>
        </text:list-item>
        <text:list-item>
          <text:p text:style-name="P13">No hay cruces ni cambios de rol. </text:p>
        </text:list-item>
      </text:list>
      <text:p text:style-name="Text_20_body">Este es el enfoque más elegante y robusto.</text:p>
      <text:p text:style-name="Horizontal_20_Line"/>
      <text:h text:style-name="Heading_20_1" text:outline-level="1">🟢 <text:span text:style-name="Strong_20_Emphasis">Pero para tu proyecto actual, la solución simple es suficiente</text:span></text:h>
      <text:p text:style-name="Text_20_body">No necesitas reescribir todo el sistema.</text:p>
      <text:p text:style-name="Text_20_body">Solo necesitas:</text:p>
      <text:p text:style-name="Text_20_body">👉 <text:span text:style-name="Strong_20_Emphasis">forzar que los seguidores giren en el mismo sentido que el líder</text:span> <text:line-break/>👉 <text:span text:style-name="Strong_20_Emphasis">mantener los offsets relativos</text:span> <text:line-break/>👉 <text:span text:style-name="Strong_20_Emphasis">evitar que el atan2 elija el camino corto si contradice al líder</text:span></text:p>
      <text:p text:style-name="Text_20_body">Con eso, tu formación será estable, suave y sin cruces.</text:p>
      <text:p text:style-name="Horizontal_20_Line"/>
      <text:h text:style-name="Heading_20_1" text:outline-level="1">Si quieres, te preparo:</text:h>
      <text:list text:style-name="L8">
        <text:list-item>
          <text:p text:style-name="P16">una versión del controlador con <text:span text:style-name="Strong_20_Emphasis">rigidez total</text:span> (triángulo sólido), </text:p>
        </text:list-item>
        <text:list-item>
          <text:p text:style-name="P16">o una versión con <text:span text:style-name="Strong_20_Emphasis">repulsión entre seguidores</text:span>, </text:p>
        </text:list-item>
        <text:list-item>
          <text:p text:style-name="P15">o una versión con <text:span text:style-name="Strong_20_Emphasis">consenso real</text:span>. </text:p>
        </text:list-item>
      </text:list>
      <text:p text:style-name="Text_20_body">Tú eliges el nivel de complejida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¡Perfecto! Te haré un esquema conceptual de la <text:span text:style-name="Strong_20_Emphasis">cinemática de la formación rígida</text:span> para que lo veas claro. Te explico primero:</text:p>
      <text:list text:style-name="L9">
        <text:list-item>
          <text:p text:style-name="P17">Cada robot tiene su <text:span text:style-name="Strong_20_Emphasis">pose</text:span> ((x_s, y_s, \theta_s)).</text:p>
        </text:list-item>
        <text:list-item>
          <text:p text:style-name="P17">El líder tiene <text:span text:style-name="Strong_20_Emphasis">velocidad lineal (v_L) y angular (w_L)</text:span>.</text:p>
        </text:list-item>
        <text:list-item>
          <text:p text:style-name="P17">Cada esclavo mantiene una <text:span text:style-name="Strong_20_Emphasis">posición relativa fija</text:span> ((x_r, y_r)) respecto al líder en el marco del líder.</text:p>
        </text:list-item>
        <text:list-item>
          <text:p text:style-name="P17">Entonces la velocidad de cada esclavo se calcula usando la <text:span text:style-name="Strong_20_Emphasis">cinemática del cuerpo rígido</text:span>:</text:p>
        </text:list-item>
      </text:list>
      <text:p text:style-name="Text_20_body">[<text:line-break/>\begin{cases}<text:line-break/>v_x = v_L - w_L , y_r \<text:line-break/>v_y = w_L , x_r<text:line-break/>\end{cases}<text:line-break/>]</text:p>
      <text:list text:style-name="L10">
        <text:list-item>
          <text:p text:style-name="P18">(v_x) y (v_y) son velocidades en <text:span text:style-name="Strong_20_Emphasis">el marco del líder</text:span>, luego se transforman al marco del mundo usando (\theta_L).</text:p>
        </text:list-item>
      </text:list>
      <text:p text:style-name="Horizontal_20_Line"/>
      <text:h text:style-name="Heading_20_3" text:outline-level="3">Esquema conceptual</text:h>
      <text:p text:style-name="Preformatted_20_Text"><text:span text:style-name="Source_20_Text"><text:s text:c="10"/>Y</text:span></text:p>
      <text:p text:style-name="Preformatted_20_Text"><text:span text:style-name="Source_20_Text"><text:s text:c="10"/>^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| <text:s text:c="8"/>(x_r, y_r) <text:s/>&lt;-- posición relativa del esclavo</text:span></text:p>
      <text:p text:style-name="Preformatted_20_Text"><text:span text:style-name="Source_20_Text"><text:s text:c="10"/>| <text:s text:c="7"/>● <text:s/>Esclavo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L <text:s text:c="2"/>● <text:s/>Líder (x_L, y_L)</text:span></text:p>
      <text:p text:style-name="Preformatted_20_Text"><text:span text:style-name="Source_20_Text"><text:s text:c="9"/>/ \</text:span></text:p>
      <text:p text:style-name="Preformatted_20_Text"><text:span text:style-name="Source_20_Text"><text:s text:c="8"/>/ <text:s text:c="2"/>\</text:span></text:p>
      <text:p text:style-name="P1"><text:span text:style-name="Source_20_Text"><text:s text:c="7"/>v_L <text:s text:c="3"/>w_L (rotación)</text:span></text:p>
      <text:list text:style-name="L11">
        <text:list-item>
          <text:p text:style-name="P19">La flecha (v_L) indica <text:span text:style-name="Strong_20_Emphasis">avance del líder</text:span>.</text:p>
        </text:list-item>
        <text:list-item>
          <text:p text:style-name="P19">La flecha (w_L) indica <text:span text:style-name="Strong_20_Emphasis">rotación del líder</text:span> (sentido antihorario).</text:p>
        </text:list-item>
        <text:list-item>
          <text:p text:style-name="P19">Cada esclavo tiene que moverse <text:span text:style-name="Strong_20_Emphasis">como si estuviera pegado a un eje rígido</text:span> del líder.</text:p>
        </text:list-item>
        <text:list-item>
          <text:p text:style-name="P19">La ecuación que te di antes genera <text:span text:style-name="Strong_20_Emphasis">un arco de giro más grande</text:span> para los esclavos que están más lejos del centro de giro:</text:p>
        </text:list-item>
      </text:list>
      <text:p text:style-name="Text_20_body">[<text:line-break/>\begin{aligned}<text:line-break/>v_s &amp;= \sqrt{(v_L - w_L y_r)^2 + (w_L x_r)^2} \<text:line-break/>\theta_s &amp;= \arctan2(w_L x_r, v_L - w_L y_r)<text:line-break/>\end{aligned}<text:line-break/>]</text:p>
      <text:list text:style-name="L12">
        <text:list-item>
          <text:p text:style-name="P20"><text:soft-page-break/>Así, aunque el líder gire, todos los robots <text:span text:style-name="Strong_20_Emphasis">mantienen la formación</text:span> como si fueran un bloque rígido.</text:p>
        </text:list-item>
      </text:list>
      <text:p text:style-name="Horizontal_20_Line"/>
      <text:p text:style-name="Text_20_body">Si quieres, puedo hacer <text:span text:style-name="Strong_20_Emphasis">un dibujo más detallado con las flechas de (v_x, v_y, v_s) para cada robot</text:span>, mostrando los tres tipos de formación: <text:span text:style-name="Strong_20_Emphasis">línea, cruz y círculo</text:span>, para que veas cómo cambia el arco de giro según la posición relativa.</text:p>
      <text:p text:style-name="Text_20_body">¿Quieres que haga ese dibujo detallado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1:51:45.234493458</meta:creation-date>
    <dc:date>2026-03-31T14:44:38.191789847</dc:date>
    <meta:editing-duration>PT2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93" meta:word-count="928" meta:character-count="5343" meta:non-whitespace-character-count="4370"/>
  </office:meta>
</office:document-meta>
</file>